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style:font-name="Liberation Sans" style:text-underline-style="none" fo:font-weight="bold" style:font-weight-asian="bold" style:font-weight-complex="bold"/>
    </style:style>
    <style:style style:name="T2" style:family="text">
      <style:text-properties style:font-name="Monospace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ind and use packages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Using pip</text:p>
            <text:p/>
            <text:p>UPPMAX and HPC2N</text:p>
            <text:p>Rackham and Kebnekaise<text:line-break/><text:line-break/>https://youtu.be/novRJfAa2Q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ow to find packag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 text:style-name="P2"><text:span text:style-name="T1">Bash:</text:span></text:p>
              </text:list-header>
            </text:list>
            <text:list text:style-name="L4">
              <text:list-header>
                <text:p><text:span text:style-name="T2">module help python</text:span></text:p>
              </text:list-header>
            </text:list>
            <text:list text:style-name="L3">
              <text:list-header>
                <text:p text:style-name="P2"><text:span text:style-name="T2">module help python/3.11.4</text:span></text:p>
                <text:p text:style-name="P2"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ow to see a package is installed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header>
                <text:p><text:span text:style-name="T3">Bash:</text:span></text:p>
                <text:p><text:span text:style-name="T2">module load python/3.11.4</text:span></text:p>
                <text:p><text:span text:style-name="T2">pip list</text:span></text:p>
              </text:list-header>
            </text:list>
            <text:list text:style-name="L3">
              <text:list-header>
                <text:p text:style-name="P2"><text:span text:style-name="T2">pip3 list</text:span>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ow to see a package is installed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header>
                <text:p><text:span text:style-name="T3">Bash:</text:span></text:p>
                <text:p><text:span text:style-name="T2">module load python/3.11.4</text:span></text:p>
                <text:p><text:span text:style-name="T2">python</text:span></text:p>
                <text:p/>
                <text:p><text:span text:style-name="T3">Python:</text:span></text:p>
                <text:p><text:span text:style-name="T2">import pandas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ow to install a package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header>
                <text:p><text:span text:style-name="T3">Bash:</text:span></text:p>
                <text:p><text:span text:style-name="T2">module load python/3.11.4</text:span></text:p>
              </text:list-header>
            </text:list>
            <text:list text:style-name="L3">
              <text:list-header>
                <text:p text:style-name="P2"><text:span text:style-name="T4">pip install --user [my package]</text:span><text:span text:style-name="T4"><text:line-break/></text:span><text:span text:style-name="T2">pip install --user pandas</text:span>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6T10:40:58.904535276</meta:creation-date>
    <meta:generator>LibreOffice/7.3.7.2$Linux_X86_64 LibreOffice_project/30$Build-2</meta:generator>
    <dc:date>2023-10-16T11:13:23.444167841</dc:date>
    <meta:editing-duration>PT22M7S</meta:editing-duration>
    <meta:editing-cycles>15</meta:editing-cycles>
    <meta:document-statistic meta:object-count="41"/>
  </office:meta>
</office:document-meta>
</file>